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JYRWA+Times-Bold" svg:font-family="AJYRWA+Times-Bold"/>
    <style:font-face style:name="JPLJYC+Times-Roman" svg:font-family="JPLJYC+Times-Roman"/>
    <style:font-face style:name="Lohit Hindi1" svg:font-family="'Lohit Hindi'"/>
    <style:font-face style:name="PZDKLG+LuxiMono" svg:font-family="PZDKLG+LuxiMono"/>
    <style:font-face style:name="TFULCI+Helvetica-Bold" svg:font-family="TFULCI+Helvetica-Bold"/>
    <style:font-face style:name="WRAMPJ+CMSY9" svg:font-family="WRAMPJ+CMSY9"/>
    <style:font-face style:name="NOUGFI+Times-Italic" svg:font-family="NOUGFI+Times-Italic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TFULCI+Helvetica-Bold" fo:font-size="10pt" style:font-name-asian="TFULCI+Helvetica-Bold" style:font-size-asian="10pt" style:font-name-complex="TFULCI+Helvetica-Bold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FULCI+Helvetica-Bold" fo:font-size="18pt" style:font-name-asian="TFULCI+Helvetica-Bold" style:font-size-asian="18pt" style:font-name-complex="TFULCI+Helvetica-Bold" style:font-size-complex="18pt"/>
    </style:style>
    <style:style style:name="P3" style:family="paragraph" style:parent-style-name="Standard" style:list-style-name="">
      <style:paragraph-properties style:text-autospace="none"/>
      <style:text-properties style:font-name="TFULCI+Helvetica-Bold" fo:font-size="18pt" style:font-name-asian="TFULCI+Helvetica-Bold" style:font-size-asian="18pt" style:font-name-complex="TFULCI+Helvetica-Bold" style:font-size-complex="18pt"/>
    </style:style>
    <style:style style:name="P4" style:family="paragraph" style:parent-style-name="Standard">
      <style:paragraph-properties style:text-autospace="none"/>
      <style:text-properties style:font-name="TFULCI+Helvetica-Bold" fo:font-size="18pt" style:font-name-asian="TFULCI+Helvetica-Bold" style:font-size-asian="18pt" style:font-name-complex="TFULCI+Helvetica-Bold" style:font-size-complex="18pt"/>
    </style:style>
    <style:style style:name="P5" style:family="paragraph" style:parent-style-name="Standard" style:list-style-name="">
      <style:paragraph-properties style:text-autospace="none"/>
      <style:text-properties style:font-name="TFULCI+Helvetica-Bold" fo:font-size="24pt" style:font-name-asian="TFULCI+Helvetica-Bold" style:font-size-asian="24pt" style:font-name-complex="TFULCI+Helvetica-Bold" style:font-size-complex="24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JPLJYC+Times-Roman" fo:font-size="10pt" style:font-name-asian="JPLJYC+Times-Roman" style:font-size-asian="10pt" style:font-name-complex="JPLJYC+Times-Roman" style:font-size-complex="10pt"/>
    </style:style>
    <style:style style:name="P7" style:family="paragraph" style:parent-style-name="Standard" style:list-style-name="">
      <style:paragraph-properties style:text-autospace="none"/>
      <style:text-properties style:font-name="JPLJYC+Times-Roman" fo:font-size="10pt" style:font-name-asian="JPLJYC+Times-Roman" style:font-size-asian="10pt" style:font-name-complex="JPLJYC+Times-Roman" style:font-size-complex="10pt"/>
    </style:style>
    <style:style style:name="P8" style:family="paragraph" style:parent-style-name="Standard" style:list-style-name="L1">
      <style:paragraph-properties style:text-autospace="none"/>
      <style:text-properties style:font-name="JPLJYC+Times-Roman" fo:font-size="10pt" style:font-name-asian="JPLJYC+Times-Roman" style:font-size-asian="10pt" style:font-name-complex="JPLJYC+Times-Roman" style:font-size-complex="10pt"/>
    </style:style>
    <style:style style:name="P9" style:family="paragraph" style:parent-style-name="Standard" style:list-style-name="">
      <style:paragraph-properties style:text-autospace="none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style:font-name="PZDKLG+LuxiMono" fo:font-size="7.5pt" style:font-name-asian="PZDKLG+LuxiMono" style:font-size-asian="7.5pt" style:font-name-complex="PZDKLG+LuxiMono" style:font-size-complex="7.5pt"/>
    </style:style>
    <style:style style:name="P11" style:family="paragraph" style:parent-style-name="Standard" style:list-style-name="">
      <style:paragraph-properties style:text-autospace="none"/>
      <style:text-properties style:font-name="PZDKLG+LuxiMono" fo:font-size="7.5pt" style:font-name-asian="PZDKLG+LuxiMono" style:font-size-asian="7.5pt" style:font-name-complex="PZDKLG+LuxiMono" style:font-size-complex="7.5pt"/>
    </style:style>
    <style:style style:name="P12" style:family="paragraph" style:parent-style-name="Standard" style:list-style-name="">
      <style:paragraph-properties style:text-autospace="none"/>
      <style:text-properties style:font-name="PZDKLG+LuxiMono" fo:font-size="10pt" style:font-name-asian="PZDKLG+LuxiMono" style:font-size-asian="10pt" style:font-name-complex="PZDKLG+LuxiMono" style:font-size-complex="10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PZDKLG+LuxiMono" fo:font-size="10pt" style:font-name-asian="PZDKLG+LuxiMono" style:font-size-asian="10pt" style:font-name-complex="PZDKLG+LuxiMono" style:font-size-complex="10pt"/>
    </style:style>
    <style:style style:name="T1" style:family="text">
      <style:text-properties style:font-name="JPLJYC+Times-Roman" fo:font-size="10pt" style:font-name-asian="JPLJYC+Times-Roman" style:font-size-asian="10pt" style:font-name-complex="JPLJYC+Times-Roman" style:font-size-complex="10pt"/>
    </style:style>
    <style:style style:name="T2" style:family="text">
      <style:text-properties style:font-name="JPLJYC+Times-Roman" fo:font-size="10pt" fo:font-weight="bold" style:font-name-asian="JPLJYC+Times-Roman" style:font-size-asian="10pt" style:font-weight-asian="bold" style:font-name-complex="JPLJYC+Times-Roman" style:font-size-complex="10pt" style:font-weight-complex="bold"/>
    </style:style>
    <style:style style:name="T3" style:family="text">
      <style:text-properties style:font-name="JPLJYC+Times-Roman" style:font-name-asian="JPLJYC+Times-Roman" style:font-name-complex="JPLJYC+Times-Roman"/>
    </style:style>
    <style:style style:name="T4" style:family="text">
      <style:text-properties style:font-name="PZDKLG+LuxiMono" fo:font-size="8.5pt" style:font-name-asian="PZDKLG+LuxiMono" style:font-size-asian="8.5pt" style:font-name-complex="PZDKLG+LuxiMono" style:font-size-complex="8.5pt"/>
    </style:style>
    <style:style style:name="T5" style:family="text">
      <style:text-properties style:font-name="PZDKLG+LuxiMono" fo:font-size="7.5pt" style:font-name-asian="PZDKLG+LuxiMono" style:font-size-asian="7.5pt" style:font-name-complex="PZDKLG+LuxiMono" style:font-size-complex="7.5pt"/>
    </style:style>
    <style:style style:name="T6" style:family="text">
      <style:text-properties style:font-name="NOUGFI+Times-Italic" style:font-name-asian="NOUGFI+Times-Italic" style:font-name-complex="NOUGFI+Times-Italic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style:font-name="WRAMPJ+CMSY9" fo:font-size="9pt" style:font-name-asian="WRAMPJ+CMSY9" style:font-size-asian="9pt" style:font-name-complex="WRAMPJ+CMSY9" style:font-size-complex="9pt"/>
    </style:style>
    <style:style style:name="T9" style:family="text">
      <style:text-properties style:font-name="TFULCI+Helvetica-Bold" fo:font-size="7.5pt" style:font-name-asian="TFULCI+Helvetica-Bold" style:font-size-asian="7.5pt" style:font-name-complex="TFULCI+Helvetica-Bold" style:font-size-complex="7.5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rays and Hashes</text:p>
      <text:p text:style-name="P6">Ruby’s arrays and hashes are indexed collections. Both store collections of objects,</text:p>
      <text:p text:style-name="P6">accessible using a key. With arrays, the key is an integer, whereas hashes support any</text:p>
      <text:p text:style-name="P6">object as a key. Both arrays and hashes grow as needed to hold new elements. It’s more</text:p>
      <text:p text:style-name="P9"><text:span text:style-name="T1">efficient to access array elements, but hashes provide more flexibility</text:span></text:p>
      <text:p text:style-name="P9"><text:span text:style-name="T1"/></text:p>
      <text:p text:style-name="P7"><text:s/>Ruby hashes are similar to arrays. A hash literal uses braces rather than square brackets.</text:p>
      <text:p text:style-name="P6">The literal must supply two objects for every entry: one for the key, the other for the</text:p>
      <text:p text:style-name="P9"><text:span text:style-name="T1">value.</text:span></text:p>
      <text:p text:style-name="P9"><text:span text:style-name="T1"/></text:p>
      <text:p text:style-name="P9"><text:span text:style-name="T1">Example:</text:span></text:p>
      <text:p text:style-name="P9"><text:span text:style-name="T2">Array</text:span><text:span text:style-name="T1">:</text:span><text:span text:style-name="T5">a = [ 'ant', 'bee', 'cat', 'dog', 'elk' ]</text:span></text:p>
      <text:p text:style-name="P9"><text:span text:style-name="T2">Hashes</text:span><text:span text:style-name="T1">:</text:span><text:span text:style-name="T5">inst_section = {</text:span></text:p>
      <text:p text:style-name="P10">'cello' =&gt; 'string',</text:p>
      <text:p text:style-name="P10">'clarinet' =&gt; 'woodwind',</text:p>
      <text:p text:style-name="P10">'drum' =&gt; 'percussion',</text:p>
      <text:p text:style-name="P10">'oboe' =&gt; 'woodwind',</text:p>
      <text:p text:style-name="P10">'trumpet' =&gt; 'brass',</text:p>
      <text:p text:style-name="P10">'violin' =&gt; 'string'</text:p>
      <text:p text:style-name="P9"><text:span text:style-name="T5">}</text:span></text:p>
      <text:p text:style-name="P9"><text:span text:style-name="T5"/></text:p>
      <text:p text:style-name="P3">Control Structures</text:p>
      <text:p text:style-name="P7"><text:s/>Ruby has all the usual control structures, such as <text:span text:style-name="T4">if </text:span><text:s/>statements and <text:span text:style-name="T4">while </text:span><text:s/>loops<text:span text:style-name="T5">.</text:span></text:p>
      <text:p text:style-name="P7"><text:span text:style-name="T5">Example for If:</text:span></text:p>
      <text:p text:style-name="P11">if count &gt; 10</text:p>
      <text:p text:style-name="P10">puts "Try again"</text:p>
      <text:p text:style-name="P10">elsif tries == 3</text:p>
      <text:p text:style-name="P10">puts "You lose"</text:p>
      <text:p text:style-name="P10">else</text:p>
      <text:p text:style-name="P10">puts "Enter a number"</text:p>
      <text:p text:style-name="P11">end</text:p>
      <text:p text:style-name="P11"><text:span text:style-name="T5"/></text:p>
      <text:p text:style-name="P11">Example for While:</text:p>
      <text:p text:style-name="P11">while weight &lt; 100 and num_pallets &lt;= 30</text:p>
      <text:p text:style-name="P10">pallet = next_pallet()</text:p>
      <text:p text:style-name="P10">weight += pallet.weight</text:p>
      <text:p text:style-name="P10">num_pallets += 1</text:p>
      <text:p text:style-name="P11">end</text:p>
      <text:p text:style-name="P11"/>
      <text:p text:style-name="P3">Regular Expressions</text:p>
      <text:p text:style-name="P7"><text:s/>A regular expression is simply a way of specifying a <text:span text:style-name="T6">pattern </text:span><text:s/>of characters to be matched</text:p>
      <text:p text:style-name="P6">in a string. In Ruby, you typically create a regular expression by writing a pattern</text:p>
      <text:p text:style-name="P7">between slash characters (/<text:span text:style-name="T6">pattern</text:span> /).</text:p>
      <text:p text:style-name="P7"/>
      <text:p text:style-name="P3">Assignment</text:p>
      <text:p text:style-name="P7"><text:s/>An assignment statement sets the variable or attribute on its left side (the <text:span text:style-name="T6">lvalue</text:span> ) to</text:p>
      <text:p text:style-name="P7">refer to the value on the right (the <text:span text:style-name="T6">rvalue</text:span> ).</text:p>
      <text:p text:style-name="P7">Example:</text:p>
      <text:p text:style-name="P11">a = b = 1 + 2 + 3</text:p>
      <text:p text:style-name="P13"><text:span text:style-name="T7">a </text:span><text:span text:style-name="T8">! </text:span><text:span text:style-name="T7">6</text:span></text:p>
      <text:p text:style-name="P13"><text:span text:style-name="T7">b </text:span><text:span text:style-name="T8">! </text:span><text:span text:style-name="T7">6</text:span></text:p>
      <text:p text:style-name="P10">a = (b = 1 + 2) + 3</text:p>
      <text:p text:style-name="P13"><text:span text:style-name="T7">a </text:span><text:span text:style-name="T8">! </text:span><text:span text:style-name="T7">6</text:span></text:p>
      <text:p text:style-name="P12"><text:span text:style-name="T7">b </text:span><text:span text:style-name="T8">! </text:span><text:span text:style-name="T7">3</text:span></text:p>
      <text:p text:style-name="P12"><text:span text:style-name="T7"/></text:p>
      <text:p text:style-name="P5">Modules</text:p>
      <text:p text:style-name="P7"><text:s/>Modules are a way of grouping together methods, classes, and constants.Modules give</text:p>
      <text:p text:style-name="P6">you two major benefits.</text:p>
      <text:p text:style-name="P6">1. Modules provide a namespace and prevent name clashes.</text:p>
      <text:list xml:id="list578066727" text:style-name="L1">
        <text:list-item>
          <text:p text:style-name="P8">Modules implement the mixin facility</text:p>
        </text:list-item>
      </text:list>
      <text:p text:style-name="P4">Mixins</text:p>
      <text:p text:style-name="P6">Modules have another, wonderful use. At a stroke, they pretty much eliminate the need</text:p>
      <text:p text:style-name="P1"><text:span text:style-name="T3">for multiple inheritance, providing a facility called a </text:span><text:span text:style-name="T6">mixin</text:span><text:span text:style-name="T3">.</text:span></text:p>
      <text:p text:style-name="P1"><text:span text:style-name="T7"/></text:p>
      <text:p text:style-name="P1"><text:soft-page-break/><text:span text:style-name="T7">Example:</text:span></text:p>
      <text:p text:style-name="P11">module Debug</text:p>
      <text:p text:style-name="P10">def who_am_i?</text:p>
      <text:p text:style-name="P10">"#{self.class.name} (\##{self.id}): #{self.to_s}"</text:p>
      <text:p text:style-name="P10">end</text:p>
      <text:p text:style-name="P10">end</text:p>
      <text:p text:style-name="P10">class Phonograph</text:p>
      <text:p text:style-name="P10">include Debug</text:p>
      <text:p text:style-name="P10"># ...</text:p>
      <text:p text:style-name="P10">end</text:p>
      <text:p text:style-name="P10">class EightTrack</text:p>
      <text:p text:style-name="P10">include Debug</text:p>
      <text:p text:style-name="P10"># ...</text:p>
      <text:p text:style-name="P10">end</text:p>
      <text:p text:style-name="P10">ph = Phonograph.new("West End Blues")</text:p>
      <text:p text:style-name="P10">et = EightTrack.new("Surrealistic Pillow")</text:p>
      <text:p text:style-name="P13"><text:span text:style-name="T7">ph.who_am_i? </text:span><text:span text:style-name="T8">! </text:span><text:span text:style-name="T7">"Phonograph (#935520): West End Blues"</text:span></text:p>
      <text:p text:style-name="P12"><text:span text:style-name="T7">et.who_am_i? </text:span><text:span text:style-name="T8">! </text:span><text:span text:style-name="T7">"EightTrack (#935500): Surrealistic Pillow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JYRWA+Times-Bold" svg:font-family="AJYRWA+Times-Bold"/>
    <style:font-face style:name="JPLJYC+Times-Roman" svg:font-family="JPLJYC+Times-Roman"/>
    <style:font-face style:name="Lohit Hindi1" svg:font-family="'Lohit Hindi'"/>
    <style:font-face style:name="PZDKLG+LuxiMono" svg:font-family="PZDKLG+LuxiMono"/>
    <style:font-face style:name="TFULCI+Helvetica-Bold" svg:font-family="TFULCI+Helvetica-Bold"/>
    <style:font-face style:name="WRAMPJ+CMSY9" svg:font-family="WRAMPJ+CMSY9"/>
    <style:font-face style:name="NOUGFI+Times-Italic" svg:font-family="NOUGFI+Times-Italic" style:font-family-generic="scrip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ok </meta:initial-creator>
    <meta:creation-date>2013-02-20T11:24:44</meta:creation-date>
    <dc:date>2013-02-20T12:55:32</dc:date>
    <dc:creator>ashok </dc:creator>
    <meta:editing-duration>PT1H10M57S</meta:editing-duration>
    <meta:editing-cycles>8</meta:editing-cycles>
    <meta:generator>LibreOffice/3.5$Linux_x86 LibreOffice_project/350m1$Build-2</meta:generator>
    <meta:document-statistic meta:table-count="0" meta:image-count="0" meta:object-count="0" meta:page-count="2" meta:paragraph-count="74" meta:word-count="380" meta:character-count="2181" meta:non-whitespace-character-count="1904"/>
  </office:meta>
</office:document-meta>
</file>